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0632" calcext:value-type="float">
            <text:p>48.4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2888" calcext:value-type="float">
            <text:p>48.2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0192" calcext:value-type="float">
            <text:p>48.7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9528" calcext:value-type="float">
            <text:p>48.0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8568" calcext:value-type="float">
            <text:p>47.9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6168" calcext:value-type="float">
            <text:p>47.8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3392" calcext:value-type="float">
            <text:p>47.7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7776" calcext:value-type="float">
            <text:p>47.7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1136" calcext:value-type="float">
            <text:p>47.9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1408" calcext:value-type="float">
            <text:p>47.8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4224" calcext:value-type="float">
            <text:p>48.2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1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0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0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0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0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9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9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9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9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4728" calcext:value-type="float">
            <text:p>47.7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9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1648" calcext:value-type="float">
            <text:p>49.7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9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9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8976" calcext:value-type="float">
            <text:p>45.9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8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8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7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702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